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53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97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64cm" svg:height="0.965cm" svg:x="0.02cm" svg:y="0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47cm" svg:height="1.115cm" svg:x="-0.134cm" svg:y="0.088cm">
          <draw:text-box>
            <text:p><text:span text:style-name="T1">CPU#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3:53.605345291</dc:date>
    <dc:creator>Gilles Mouchard</dc:creator>
    <meta:editing-duration>PT4H45M54S</meta:editing-duration>
    <meta:editing-cycles>15</meta:editing-cycles>
    <meta:generator>LibreOffice/6.1.5.2$Linux_X86_64 LibreOffice_project/10$Build-2</meta:generator>
    <meta:document-statistic meta:object-count="6"/>
  </office:meta>
</office:document-meta>
</file>